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INEDO ALEGRIA GILMA YRASEM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023160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INEDO ALEGRIA, GILMA YRASEM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23160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NORIEGA VALERA, HECTO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116240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56.9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227.9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27.9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GALLINAS ROJA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1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0:21:1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